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1A0000001A2A1E2182.png" manifest:media-type=""/>
  <manifest:file-entry manifest:full-path="Pictures/100000000000023C000000D13CA76808.png" manifest:media-type=""/>
  <manifest:file-entry manifest:full-path="Pictures/100002010000001A0000001AF5D46C25.png" manifest:media-type=""/>
  <manifest:file-entry manifest:full-path="Pictures/10000201000000120000000FDFB85CCA.png" manifest:media-type=""/>
  <manifest:file-entry manifest:full-path="Pictures/10000201000000100000001094783FDB.png" manifest:media-type=""/>
  <manifest:file-entry manifest:full-path="Pictures/10000201000001A6000000926117C12B.png" manifest:media-type=""/>
  <manifest:file-entry manifest:full-path="Pictures/10000000000001B000000128687CB641.png" manifest:media-type=""/>
  <manifest:file-entry manifest:full-path="Pictures/100000000000022500000214F00E6D3E.png" manifest:media-type=""/>
  <manifest:file-entry manifest:full-path="Pictures/100000000000013E000000795FF94FAC.png" manifest:media-type=""/>
  <manifest:file-entry manifest:full-path="Pictures/1000020100000256000001EBF1CA0B1E.png" manifest:media-type=""/>
  <manifest:file-entry manifest:full-path="Pictures/10000000000002250000021454E6DF2B.png" manifest:media-type=""/>
  <manifest:file-entry manifest:full-path="Pictures/1000000000000229000001A5701D8E64.png" manifest:media-type=""/>
  <manifest:file-entry manifest:full-path="Pictures/10000201000002FC000001CD4EE036A0.png" manifest:media-type=""/>
  <manifest:file-entry manifest:full-path="Pictures/10000201000001BB00000136018D60DD.png" manifest:media-type=""/>
  <manifest:file-entry manifest:full-path="Pictures/100000000000022A0000013DA1854300.png" manifest:media-type=""/>
  <manifest:file-entry manifest:full-path="Pictures/10000201000002390000016F679E3870.png" manifest:media-type=""/>
  <manifest:file-entry manifest:full-path="Pictures/100002010000001000000010CA9A020A.png" manifest:media-type=""/>
  <manifest:file-entry manifest:full-path="Pictures/100002010000001100000011DDCC4877.png" manifest:media-type=""/>
  <manifest:file-entry manifest:full-path="Pictures/100002010000001000000010E37555B6.png" manifest:media-type=""/>
  <manifest:file-entry manifest:full-path="Pictures/10000201000002D9000002931DA8F3D7.png" manifest:media-type=""/>
  <manifest:file-entry manifest:full-path="Pictures/10000201000002BF000000FADB288734.png" manifest:media-type=""/>
  <manifest:file-entry manifest:full-path="Pictures/10000201000000130000001256D8E6D2.png" manifest:media-type=""/>
  <manifest:file-entry manifest:full-path="Pictures/100002010000001A0000001A3D05AB96.png" manifest:media-type=""/>
  <manifest:file-entry manifest:full-path="Pictures/10000201000002D0000001A8B6569FD1.png" manifest:media-type=""/>
  <manifest:file-entry manifest:full-path="Pictures/100002010000025C000001B15A4D9986.png" manifest:media-type=""/>
  <manifest:file-entry manifest:full-path="Pictures/10000201000002D90000029312681506.png" manifest:media-type=""/>
  <manifest:file-entry manifest:full-path="Pictures/100000000000014E000000F73EFDBFBF.png" manifest:media-type=""/>
  <manifest:file-entry manifest:full-path="Pictures/1000000000000263000001759E6D5C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67cm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24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39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-kresba"/>
      <draw:page draw:name="page2" draw:style-name="dp1" draw:master-page-name="Default-kresba"/>
      <draw:page draw:name="page3" draw:style-name="dp1" draw:master-page-name="Default-kresba"/>
      <draw:page draw:name="page4" draw:style-name="dp1" draw:master-page-name="Default-kresba">
        <draw:frame draw:style-name="gr1" draw:text-style-name="P1" draw:layer="layout" svg:width="20.289cm" svg:height="11.947cm" svg:x="0.711cm" svg:y="2.393cm">
          <draw:image xlink:href="Pictures/10000201000002D0000001A8B6569FD1.png" xlink:type="simple" xlink:show="embed" xlink:actuate="onLoad">
            <text:p/>
          </draw:image>
        </draw:frame>
        <draw:frame draw:style-name="gr2" draw:text-style-name="P1" draw:layer="layout" svg:width="14.63cm" svg:height="11.138cm" svg:x="1.432cm" svg:y="15.598cm">
          <draw:image xlink:href="Pictures/1000000000000229000001A5701D8E64.png" xlink:type="simple" xlink:show="embed" xlink:actuate="onLoad">
            <text:p/>
          </draw:image>
        </draw:frame>
      </draw:page>
      <draw:page draw:name="page5" draw:style-name="dp1" draw:master-page-name="Default-kresba">
        <draw:frame draw:style-name="gr1" draw:text-style-name="P1" draw:layer="layout" svg:width="20.069cm" svg:height="12.944cm" svg:x="1.255cm" svg:y="2.935cm">
          <draw:image xlink:href="Pictures/10000201000002390000016F679E3870.png" xlink:type="simple" xlink:show="embed" xlink:actuate="onLoad">
            <text:p/>
          </draw:image>
        </draw:frame>
        <draw:frame draw:style-name="gr1" draw:text-style-name="P1" draw:layer="layout" svg:width="26.947cm" svg:height="16.26cm" svg:x="1.255cm" svg:y="26.56cm">
          <draw:image xlink:href="Pictures/10000201000002FC000001CD4EE036A0.png" xlink:type="simple" xlink:show="embed" xlink:actuate="onLoad">
            <text:p/>
          </draw:image>
        </draw:frame>
        <draw:frame draw:style-name="gr2" draw:text-style-name="P1" draw:layer="layout" svg:width="11.429cm" svg:height="7.831cm" svg:x="1.255cm" svg:y="17.806cm">
          <draw:image xlink:href="Pictures/10000000000001B000000128687CB641.png" xlink:type="simple" xlink:show="embed" xlink:actuate="onLoad">
            <text:p/>
          </draw:image>
        </draw:frame>
        <draw:frame draw:style-name="gr2" draw:text-style-name="P1" draw:layer="layout" svg:width="16.165cm" svg:height="9.868cm" svg:x="1.558cm" svg:y="43.632cm">
          <draw:image xlink:href="Pictures/1000000000000263000001759E6D5CB9.png" xlink:type="simple" xlink:show="embed" xlink:actuate="onLoad">
            <text:p/>
          </draw:image>
        </draw:frame>
      </draw:page>
      <draw:page draw:name="page6" draw:style-name="dp1" draw:master-page-name="Default-kresba">
        <draw:frame draw:style-name="gr1" draw:text-style-name="P1" draw:layer="layout" svg:width="0.669cm" svg:height="0.633cm" svg:x="1.273cm" svg:y="2.355cm">
          <draw:image xlink:href="Pictures/10000201000000130000001256D8E6D2.png" xlink:type="simple" xlink:show="embed" xlink:actuate="onLoad">
            <text:p/>
          </draw:image>
        </draw:frame>
        <draw:frame draw:style-name="gr1" draw:text-style-name="P1" draw:layer="layout" svg:width="0.633cm" svg:height="0.528cm" svg:x="1.291cm" svg:y="4.172cm">
          <draw:image xlink:href="Pictures/10000201000000120000000FDFB85CCA.png" xlink:type="simple" xlink:show="embed" xlink:actuate="onLoad">
            <text:p/>
          </draw:image>
        </draw:frame>
        <draw:frame draw:style-name="gr1" draw:text-style-name="P1" draw:layer="layout" svg:width="0.598cm" svg:height="0.598cm" svg:x="1.309cm" svg:y="6.186cm">
          <draw:image xlink:href="Pictures/100002010000001100000011DDCC4877.png" xlink:type="simple" xlink:show="embed" xlink:actuate="onLoad">
            <text:p/>
          </draw:image>
        </draw:frame>
        <draw:frame draw:style-name="gr2" draw:text-style-name="P1" draw:layer="layout" svg:width="0.422cm" svg:height="0.422cm" svg:x="4.475cm" svg:y="2.46cm">
          <draw:image xlink:href="Pictures/100002010000001000000010E37555B6.png" xlink:type="simple" xlink:show="embed" xlink:actuate="onLoad">
            <text:p/>
          </draw:image>
        </draw:frame>
        <draw:frame draw:style-name="gr2" draw:text-style-name="P1" draw:layer="layout" svg:width="0.687cm" svg:height="0.687cm" svg:x="6.019cm" svg:y="2.328cm">
          <draw:image xlink:href="Pictures/100002010000001A0000001A2A1E2182.png" xlink:type="simple" xlink:show="embed" xlink:actuate="onLoad">
            <text:p/>
          </draw:image>
        </draw:frame>
        <draw:frame draw:style-name="gr2" draw:text-style-name="P1" draw:layer="layout" svg:width="0.422cm" svg:height="0.422cm" svg:x="4.475cm" svg:y="4.225cm">
          <draw:image xlink:href="Pictures/100002010000001000000010CA9A020A.png" xlink:type="simple" xlink:show="embed" xlink:actuate="onLoad">
            <text:p/>
          </draw:image>
        </draw:frame>
        <draw:frame draw:style-name="gr2" draw:text-style-name="P1" draw:layer="layout" svg:width="0.687cm" svg:height="0.687cm" svg:x="6.019cm" svg:y="4.093cm">
          <draw:image xlink:href="Pictures/100002010000001A0000001AF5D46C25.png" xlink:type="simple" xlink:show="embed" xlink:actuate="onLoad">
            <text:p/>
          </draw:image>
        </draw:frame>
        <draw:frame draw:style-name="gr2" draw:text-style-name="P1" draw:layer="layout" svg:width="0.422cm" svg:height="0.422cm" svg:x="4.475cm" svg:y="6.274cm">
          <draw:image xlink:href="Pictures/10000201000000100000001094783FDB.png" xlink:type="simple" xlink:show="embed" xlink:actuate="onLoad">
            <text:p/>
          </draw:image>
        </draw:frame>
        <draw:frame draw:style-name="gr2" draw:text-style-name="P1" draw:layer="layout" svg:width="0.687cm" svg:height="0.687cm" svg:x="6.019cm" svg:y="6.142cm">
          <draw:image xlink:href="Pictures/100002010000001A0000001A3D05AB96.png" xlink:type="simple" xlink:show="embed" xlink:actuate="onLoad">
            <text:p/>
          </draw:image>
        </draw:frame>
      </draw:page>
      <draw:page draw:name="page7" draw:style-name="dp1" draw:master-page-name="Default-kresba">
        <draw:frame draw:style-name="gr1" draw:text-style-name="P1" draw:layer="layout" svg:width="14.884cm" svg:height="5.148cm" svg:x="0.925cm" svg:y="2.865cm">
          <draw:image xlink:href="Pictures/10000201000001A6000000926117C12B.png" xlink:type="simple" xlink:show="embed" xlink:actuate="onLoad">
            <text:p/>
          </draw:image>
        </draw:frame>
        <draw:frame draw:style-name="gr1" draw:text-style-name="P1" draw:layer="layout" svg:width="24.796cm" svg:height="8.817cm" svg:x="0.925cm" svg:y="28.811cm">
          <draw:image xlink:href="Pictures/10000201000002BF000000FADB288734.png" xlink:type="simple" xlink:show="embed" xlink:actuate="onLoad">
            <text:p/>
          </draw:image>
        </draw:frame>
        <draw:frame draw:style-name="gr2" draw:text-style-name="P1" draw:layer="layout" svg:width="8.413cm" svg:height="3.2cm" svg:x="0.925cm" svg:y="8.957cm">
          <draw:image xlink:href="Pictures/100000000000013E000000795FF94FAC.png" xlink:type="simple" xlink:show="embed" xlink:actuate="onLoad">
            <text:p/>
          </draw:image>
        </draw:frame>
        <draw:frame draw:style-name="gr2" draw:text-style-name="P1" draw:layer="layout" svg:width="15.133cm" svg:height="5.529cm" svg:x="0.925cm" svg:y="39.832cm">
          <draw:image xlink:href="Pictures/100000000000023C000000D13CA76808.png" xlink:type="simple" xlink:show="embed" xlink:actuate="onLoad">
            <text:p/>
          </draw:image>
        </draw:frame>
      </draw:page>
      <draw:page draw:name="page8" draw:style-name="dp1" draw:master-page-name="Default-kresba"/>
      <draw:page draw:name="page9" draw:style-name="dp1" draw:master-page-name="Default-kresba"/>
      <draw:page draw:name="page10" draw:style-name="dp1" draw:master-page-name="Default-kresba"/>
      <draw:page draw:name="page11" draw:style-name="dp1" draw:master-page-name="Default-kresba"/>
      <draw:page draw:name="page12" draw:style-name="dp1" draw:master-page-name="Default-kresba"/>
      <draw:page draw:name="page13" draw:style-name="dp1" draw:master-page-name="Default-kresba">
        <draw:frame draw:style-name="gr1" draw:text-style-name="P1" draw:layer="layout" svg:width="0.633cm" svg:height="0.528cm" svg:x="1.606cm" svg:y="2.65cm">
          <draw:image xlink:href="Pictures/10000201000000120000000FDFB85CCA.png" xlink:type="simple" xlink:show="embed" xlink:actuate="onLoad">
            <text:p/>
          </draw:image>
        </draw:frame>
        <draw:frame draw:style-name="gr2" draw:text-style-name="P1" draw:layer="layout" svg:width="0.422cm" svg:height="0.422cm" svg:x="4.274cm" svg:y="2.703cm">
          <draw:image xlink:href="Pictures/100002010000001000000010CA9A020A.png" xlink:type="simple" xlink:show="embed" xlink:actuate="onLoad">
            <text:p/>
          </draw:image>
        </draw:frame>
        <draw:frame draw:style-name="gr2" draw:text-style-name="P1" draw:layer="layout" svg:width="0.687cm" svg:height="0.687cm" svg:x="6.159cm" svg:y="2.571cm">
          <draw:image xlink:href="Pictures/100002010000001A0000001AF5D46C25.png" xlink:type="simple" xlink:show="embed" xlink:actuate="onLoad">
            <text:p/>
          </draw:image>
        </draw:frame>
      </draw:page>
      <draw:page draw:name="page14" draw:style-name="dp1" draw:master-page-name="Default-kresba"/>
      <draw:page draw:name="page15" draw:style-name="dp1" draw:master-page-name="Default-kresba">
        <draw:frame draw:style-name="gr1" draw:text-style-name="P1" draw:layer="layout" svg:width="15.819cm" svg:height="12.988cm" svg:x="3.849cm" svg:y="2.032cm">
          <draw:image xlink:href="Pictures/1000020100000256000001EBF1CA0B1E.png" xlink:type="simple" xlink:show="embed" xlink:actuate="onLoad">
            <text:p/>
          </draw:image>
        </draw:frame>
        <draw:g>
          <draw:g>
            <draw:custom-shape draw:style-name="gr3" draw:text-style-name="P1" draw:layer="layout" svg:width="9.651cm" svg:height="8.004cm" svg:x="4.011cm" svg:y="21.20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4.667cm" svg:height="0.723cm" svg:x="6.85cm" svg:y="21.205cm">
              <draw:text-box>
                <text:p><text:span text:style-name="T1">Kontajner knižníc</text:span></text:p>
              </draw:text-box>
            </draw:frame>
          </draw:g>
          <draw:g>
            <draw:custom-shape draw:style-name="gr5" draw:text-style-name="P1" draw:layer="layout" svg:width="8.325cm" svg:height="5.902cm" svg:x="4.197cm" svg:y="21.85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" draw:layer="layout" svg:width="3.318cm" svg:height="0.723cm" svg:x="7.13cm" svg:y="21.858cm">
              <draw:text-box>
                <text:p><text:span text:style-name="T2">Knižnica 1</text:span></text:p>
              </draw:text-box>
            </draw:frame>
          </draw:g>
          <draw:g>
            <draw:custom-shape draw:style-name="gr5" draw:text-style-name="P1" draw:layer="layout" svg:width="8.325cm" svg:height="5.902cm" svg:x="4.668cm" svg:y="2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3" draw:layer="layout" svg:width="3.288cm" svg:height="0.723cm" svg:x="7.601cm" svg:y="22.471cm">
              <draw:text-box>
                <text:p><text:span text:style-name="T2">Knižnica 2</text:span></text:p>
              </draw:text-box>
            </draw:frame>
          </draw:g>
          <draw:g>
            <draw:custom-shape draw:style-name="gr5" draw:text-style-name="P1" draw:layer="layout" svg:width="8.325cm" svg:height="5.902cm" svg:x="5.137cm" svg:y="23.0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3" draw:layer="layout" svg:width="3.124cm" svg:height="0.723cm" svg:x="8.07cm" svg:y="23.082cm">
              <draw:text-box>
                <text:p><text:span text:style-name="T2">Knižnica 3</text:span></text:p>
              </draw:text-box>
            </draw:frame>
          </draw:g>
          <draw:g>
            <draw:polygon draw:style-name="gr9" draw:text-style-name="P1" draw:layer="layout" svg:width="6.939cm" svg:height="3.907cm" svg:x="5.566cm" svg:y="23.919cm" svg:viewBox="0 0 6940 3908" draw:points="0,3908 0,0 6940,0 6940,3908">
              <text:p/>
            </draw:polygon>
            <draw:frame draw:style-name="gr10" draw:text-style-name="P3" draw:layer="layout" svg:width="2.56cm" svg:height="0.723cm" svg:x="8.023cm" svg:y="23.919cm">
              <draw:text-box>
                <text:p><text:span text:style-name="T2">Modul 1</text:span></text:p>
              </draw:text-box>
            </draw:frame>
          </draw:g>
          <draw:g>
            <draw:polygon draw:style-name="gr9" draw:text-style-name="P4" draw:layer="layout" svg:width="6.939cm" svg:height="3.907cm" svg:x="6.189cm" svg:y="24.654cm" svg:viewBox="0 0 6940 3908" draw:points="0,3908 0,0 6940,0 6940,3908">
              <text:p/>
            </draw:polygon>
            <draw:frame draw:style-name="gr11" draw:text-style-name="P3" draw:layer="layout" svg:width="2.439cm" svg:height="0.723cm" svg:x="8.653cm" svg:y="24.654cm">
              <draw:text-box>
                <text:p><text:span text:style-name="T2">Modul 2</text:span></text:p>
              </draw:text-box>
            </draw:frame>
          </draw:g>
          <draw:g>
            <draw:custom-shape draw:style-name="gr12" draw:text-style-name="P5" draw:layer="layout" svg:width="5.617cm" svg:height="1.14cm" svg:x="6.851cm" svg:y="25.426cm">
              <text:p text:style-name="P1"><text:span text:style-name="T3">Makro 1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5.617cm" svg:height="1.14cm" svg:x="6.851cm" svg:y="26.65cm">
              <text:p text:style-name="P1"><text:span text:style-name="T3">Makro 2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6" draw:style-name="dp1" draw:master-page-name="Default-kresba">
        <draw:frame draw:style-name="gr1" draw:text-style-name="P1" draw:layer="layout" svg:width="21.304cm" svg:height="15.272cm" svg:x="3.312cm" svg:y="3.682cm">
          <draw:image xlink:href="Pictures/100002010000025C000001B15A4D9986.png" xlink:type="simple" xlink:show="embed" xlink:actuate="onLoad">
            <text:p/>
          </draw:image>
        </draw:frame>
        <draw:frame draw:style-name="gr2" draw:text-style-name="P1" draw:layer="layout" svg:width="14.657cm" svg:height="8.386cm" svg:x="4.048cm" svg:y="19.289cm">
          <draw:image xlink:href="Pictures/100000000000022A0000013DA1854300.png" xlink:type="simple" xlink:show="embed" xlink:actuate="onLoad">
            <text:p/>
          </draw:image>
        </draw:frame>
      </draw:page>
      <draw:page draw:name="page17" draw:style-name="dp1" draw:master-page-name="Default-kresba">
        <draw:frame draw:style-name="gr1" draw:text-style-name="P1" draw:layer="layout" svg:width="15.625cm" svg:height="10.933cm" svg:x="1.889cm" svg:y="1.966cm">
          <draw:image xlink:href="Pictures/10000201000001BB00000136018D60DD.png" xlink:type="simple" xlink:show="embed" xlink:actuate="onLoad">
            <text:p/>
          </draw:image>
        </draw:frame>
        <draw:frame draw:style-name="gr2" draw:text-style-name="P1" draw:layer="layout" svg:width="8.836cm" svg:height="6.534cm" svg:x="3.85cm" svg:y="14.659cm">
          <draw:image xlink:href="Pictures/100000000000014E000000F73EFDBFBF.png" xlink:type="simple" xlink:show="embed" xlink:actuate="onLoad">
            <text:p/>
          </draw:image>
        </draw:frame>
      </draw:page>
      <draw:page draw:name="page18" draw:style-name="dp1" draw:master-page-name="Default-kresba"/>
      <draw:page draw:name="page19" draw:style-name="dp1" draw:master-page-name="Default-kresba">
        <draw:frame draw:style-name="gr1" draw:text-style-name="P1" draw:layer="layout" svg:width="25.713cm" svg:height="23.244cm" svg:x="2.577cm" svg:y="2.195cm">
          <draw:image xlink:href="Pictures/10000201000002D90000029312681506.png" xlink:type="simple" xlink:show="embed" xlink:actuate="onLoad">
            <text:p/>
          </draw:image>
        </draw:frame>
        <draw:frame draw:style-name="gr2" draw:text-style-name="P1" draw:layer="layout" svg:width="14.525cm" svg:height="14.075cm" svg:x="2.989cm" svg:y="26.432cm">
          <draw:image xlink:href="Pictures/100000000000022500000214F00E6D3E.png" xlink:type="simple" xlink:show="embed" xlink:actuate="onLoad">
            <text:p/>
          </draw:image>
        </draw:frame>
      </draw:page>
      <draw:page draw:name="page20" draw:style-name="dp1" draw:master-page-name="Default-kresba">
        <draw:frame draw:style-name="gr1" draw:text-style-name="P1" draw:layer="layout" svg:width="25.713cm" svg:height="23.244cm" svg:x="2.136cm" svg:y="2.342cm">
          <draw:image xlink:href="Pictures/10000201000002D9000002931DA8F3D7.png" xlink:type="simple" xlink:show="embed" xlink:actuate="onLoad">
            <text:p/>
          </draw:image>
        </draw:frame>
        <draw:frame draw:style-name="gr2" draw:text-style-name="P1" draw:layer="layout" svg:width="14.525cm" svg:height="14.075cm" svg:x="2.792cm" svg:y="27.093cm">
          <draw:image xlink:href="Pictures/10000000000002250000021454E6DF2B.png" xlink:type="simple" xlink:show="embed" xlink:actuate="onLoad">
            <text:p/>
          </draw:image>
        </draw:frame>
      </draw:page>
      <draw:page draw:name="page21" draw:style-name="dp1" draw:master-page-name="Default-kresba"/>
      <draw:page draw:name="page22" draw:style-name="dp1" draw:master-page-name="Default-kresba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69cm" fo:margin-bottom="1.303cm" fo:margin-left="0.339cm" fo:margin-right="0.37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-kresb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6T18:55:13.453000000</meta:creation-date>
    <meta:generator>LibreOffice/4.0.3.3$Linux_X86_64 LibreOffice_project/0eaa50a932c8f2199a615e1eb30f7ac74279539</meta:generator>
    <meta:editing-duration>PT27M37S</meta:editing-duration>
    <meta:editing-cycles>11</meta:editing-cycles>
    <meta:initial-creator>Roman Toman</meta:initial-creator>
    <dc:date>2014-07-30T21:58:11</dc:date>
    <dc:creator>Miloš Šrámek</dc:creator>
    <meta:document-statistic meta:object-count="53"/>
    <meta:template xlink:type="simple" xlink:actuate="onRequest" xlink:title="Default-kresba" xlink:href="../../../../OPEN%20OFFICE/ŠABLÓNY/Default-kresba.otg" meta:date="2014-05-26T18:55:12.75"/>
  </office:meta>
</office:document-meta>
</file>